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12839" officeooo:paragraph-rsid="00112839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2839" officeooo:paragraph-rsid="0011283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2839" officeooo:paragraph-rsid="0011283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12839" officeooo:paragraph-rsid="0011283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12839" officeooo:paragraph-rsid="0011283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2839" officeooo:paragraph-rsid="00112839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112839" officeooo:paragraph-rsid="00112839" style:font-size-asian="16pt" style:font-weight-asian="normal" style:font-size-complex="16pt" style:font-weight-complex="normal"/>
    </style:style>
    <style:style style:name="P8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AND CONFIGURE OPEN LITESPEED WEB SERVER IN CENTOS7</text:p>
      <text:p text:style-name="P2"/>
      <text:p text:style-name="P7">OpenLiteSpeed is the Open Source edition of LiteSpeed Web Server Enterprise.</text:p>
      <text:p text:style-name="P8"><text:span text:style-name="T1">Both servers are a</text:span>ctively developed and maintained by the same team, and are held to the same high-quality coding standard.</text:p>
      <text:p text:style-name="P8">OpenLiteSpeed contains all of the essential features found in LiteSpeed Enterprise, and represents our commitment to support the Open Source community.</text:p>
      <text:p text:style-name="P3">It specially designed for handling huge web traffic such as corporate data center.This web server is shipped with a control panel and it replaces the Apache web server. You can use open litespeed web server inset of the apache webser with php and mysql.Its a high performance webserver and it is <text:s text:c="2"/>faster than apache webserver.</text:p>
      <text:p text:style-name="P3"/>
      <text:p text:style-name="P5">Install litespeed webserver with php and mysql in centos</text:p>
      <text:p text:style-name="P6"/>
      <text:p text:style-name="P4">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9:48:51.808025799</meta:creation-date>
    <meta:editing-duration>PT2M4S</meta:editing-duration>
    <meta:editing-cycles>2</meta:editing-cycles>
    <meta:generator>LibreOffice/6.0.7.3$Linux_X86_64 LibreOffice_project/00m0$Build-3</meta:generator>
    <dc:date>2019-09-02T19:50:49.803952759</dc:date>
    <meta:document-statistic meta:table-count="0" meta:image-count="0" meta:object-count="0" meta:page-count="1" meta:paragraph-count="7" meta:word-count="126" meta:character-count="793" meta:non-whitespace-character-count="672"/>
  </office:meta>
</office:document-meta>
</file>